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2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fo:font-style="normal" style:font-style-asian="normal" style:font-style-complex="normal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(Date limite)</text:p>
          </table:table-cell>
          <table:table-cell table:style-name="ce1" office:value-type="string" calcext:value-type="string">
            <text:p>Stat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tre en place l'environnement de trav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iver à compiler et déboguer des tru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sir une structure de données pour la matrice de LE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river à contrôler les LEDs avec les registres à décalage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Faire une fonction d'affichage de la struc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émenter freeRTOS et mettre cette fonction dans un thread à par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avoir utiliser les carte S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rser les motifs sur la carte S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fficher les noms des groupes et motifs sur l'écran LC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rire les fonctions de translation et les utiliser avec les bouton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ermettre à des LEDs de clignoter dans un motif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Permettre les mises à jour du firmware via US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PI ?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0:30:04.856379914</meta:creation-date>
    <dc:date>2015-05-19T10:41:35.457071923</dc:date>
    <meta:editing-duration>PT4M38S</meta:editing-duration>
    <meta:editing-cycles>2</meta:editing-cycles>
    <meta:generator>LibreOffice/4.2.8.2$Linux_X86_64 LibreOffice_project/420m0$Build-2</meta:generator>
    <meta:document-statistic meta:table-count="1" meta:cell-count="16" meta:object-count="0"/>
  </office:meta>
</office:document-meta>
</file>